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34cm"/>
    </style:style>
    <style:style style:name="co2" style:family="table-column">
      <style:table-column-properties fo:break-before="auto" style:column-width="2.916cm"/>
    </style:style>
    <style:style style:name="co3" style:family="table-column">
      <style:table-column-properties fo:break-before="auto" style:column-width="9.74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714cm" fo:break-before="auto" style:use-optimal-row-height="true"/>
    </style:style>
    <style:style style:name="ro3" style:family="table-row">
      <style:table-row-properties style:row-height="0.61cm" fo:break-before="auto" style:use-optimal-row-height="true"/>
    </style:style>
    <style:style style:name="ro4" style:family="table-row">
      <style:table-row-properties style:row-height="0.65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0">
      <style:table-cell-properties style:text-align-source="fix" style:repeat-content="false" fo:border="0.035cm solid #000000"/>
      <style:paragraph-properties fo:text-align="center" fo:margin-left="0cm"/>
      <style:text-properties style:use-window-font-color="true" fo:font-size="14pt" style:font-size-asian="14pt" style:font-size-complex="14pt"/>
    </style:style>
    <style:style style:name="ce10" style:family="table-cell" style:parent-style-name="Default" style:data-style-name="N103">
      <style:text-properties fo:font-size="14pt" style:font-size-asian="14pt" style:font-size-complex="14pt"/>
    </style:style>
    <style:style style:name="ce11" style:family="table-cell" style:parent-style-name="Default">
      <style:table-cell-properties fo:border="0.035cm solid #000000"/>
      <style:text-properties fo:color="#262626" style:font-name="Tahoma" fo:font-size="14pt" style:font-name-asian="Tahoma" style:font-size-asian="14pt" style:font-name-complex="Tahoma" style:font-size-complex="14pt"/>
    </style:style>
    <style:style style:name="ce1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color="#262626" style:font-name="Tahoma" fo:font-size="14pt" style:font-name-asian="Tahoma" style:font-size-asian="14pt" style:font-name-complex="Tahoma" style:font-size-complex="14pt"/>
    </style:style>
    <style:style style:name="ce1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4" style:family="table-cell" style:parent-style-name="Default">
      <style:text-properties fo:font-size="14pt" style:font-size-asian="14pt" style:font-size-complex="14pt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16" style:family="table-cell" style:parent-style-name="Default">
      <style:text-properties fo:color="#eeeeee" fo:font-size="14pt" style:font-size-asian="14pt" style:font-size-complex="14pt"/>
    </style:style>
    <style:style style:name="ce2" style:family="table-cell" style:parent-style-name="Default" style:data-style-name="N110">
      <style:table-cell-properties style:text-align-source="fix" style:repeat-content="false" fo:border="0.002cm solid #000000"/>
      <style:paragraph-properties fo:text-align="center" fo:margin-left="0cm"/>
      <style:text-properties style:use-window-font-color="true" fo:font-size="14pt" style:font-size-asian="14pt" style:font-size-complex="14pt"/>
    </style:style>
    <style:style style:name="ce3" style:family="table-cell" style:parent-style-name="Default" style:data-style-name="N121">
      <style:table-cell-properties fo:border="0.002cm solid #000000"/>
      <style:text-properties fo:font-size="14pt" style:font-size-asian="14pt" style:font-size-complex="14pt"/>
    </style:style>
    <style:style style:name="ce4" style:family="table-cell" style:parent-style-name="Default" style:data-style-name="N110">
      <style:text-properties fo:font-size="14pt" style:font-size-asian="14pt" style:font-size-complex="14pt"/>
    </style:style>
    <style:style style:name="ce5" style:family="table-cell" style:parent-style-name="Default" style:data-style-name="N103">
      <style:table-cell-properties fo:border="0.035cm solid #000000"/>
      <style:text-properties fo:font-size="14pt" style:font-size-asian="14pt" style:font-size-complex="14pt"/>
    </style:style>
    <style:style style:name="ce6" style:family="table-cell" style:parent-style-name="Default" style:data-style-name="N103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7" style:family="table-cell" style:parent-style-name="Default" style:data-style-name="N103">
      <style:table-cell-properties fo:border="0.002cm solid #000000"/>
      <style:text-properties style:font-name="Arial Unicode MS" fo:font-size="14pt" style:font-name-asian="Arial Unicode MS" style:font-size-asian="14pt" style:font-size-complex="14pt"/>
    </style:style>
    <style:style style:name="ce8" style:family="table-cell" style:parent-style-name="Default" style:data-style-name="N103">
      <style:table-cell-properties style:text-align-source="fix" style:repeat-content="false" fo:border="0.002cm solid #000000"/>
      <style:paragraph-properties fo:text-align="end" fo:margin-left="0cm"/>
      <style:text-properties fo:color="#262626" style:font-name="Arial Unicode MS" fo:font-size="14pt" fo:language="en" fo:country="US" fo:font-weight="normal" style:font-name-asian="Arial Unicode MS" style:font-size-asian="14pt" style:language-asian="en" style:country-asian="US" style:font-weight-asian="normal" style:font-name-complex="Tahoma" style:font-size-complex="14pt" style:language-complex="en" style:country-complex="US" style:font-weight-complex="normal"/>
    </style:style>
    <style:style style:name="ce9" style:family="table-cell" style:parent-style-name="Default" style:data-style-name="N103">
      <style:table-cell-properties fo:border="0.002cm solid #000000"/>
      <style:text-properties fo:font-size="14pt" style:font-size-asian="14pt" style:font-size-complex="14pt"/>
    </style:style>
  </office:automatic-styles>
  <office:body>
    <office:spreadsheet>
      <table:table table:name="H30-6月" table:style-name="ta1" table:print="false">
        <table:table-column table:style-name="co1" table:default-cell-style-name="ce4"/>
        <table:table-column table:style-name="co2" table:default-cell-style-name="ce10"/>
        <table:table-column table:style-name="co3" table:default-cell-style-name="ce14"/>
        <table:table-column table:style-name="co4" table:number-columns-repeated="1021" table:default-cell-style-name="ce14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74])" office:value-type="currency" office:currency="JPY" office:value="10796">
            <text:p>￥10,796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2" office:value-type="string">
            <text:p>適用</text:p>
          </table:table-cell>
          <table:table-cell table:style-name="ce15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6-01">
            <text:p>6月1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1">
            <text:p>6月1日</text:p>
          </table:table-cell>
          <table:table-cell table:style-name="ce7" office:value-type="currency" office:currency="JPY" office:value="587">
            <text:p>￥587</text:p>
          </table:table-cell>
          <table:table-cell table:style-name="ce13" office:value-type="string">
            <text:p>グレープジュース,酎ハイ,チーズ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2">
            <text:p>6月2日</text:p>
          </table:table-cell>
          <table:table-cell table:style-name="ce7" office:value-type="currency" office:currency="JPY" office:value="660">
            <text:p>￥660</text:p>
          </table:table-cell>
          <table:table-cell table:style-name="ce13" office:value-type="string">
            <text:p>かつお刺身,お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3">
            <text:p>6月3日</text:p>
          </table:table-cell>
          <table:table-cell table:style-name="ce7" office:value-type="currency" office:currency="JPY" office:value="914">
            <text:p>￥914</text:p>
          </table:table-cell>
          <table:table-cell table:style-name="ce13" office:value-type="string">
            <text:p>ﾃｨｯｼｭ,ｶｯﾌﾟ麺,牛乳,かつおたたき,酎ﾊｲ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4">
            <text:p>6月4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4">
            <text:p>6月4日</text:p>
          </table:table-cell>
          <table:table-cell table:style-name="ce9" office:value-type="currency" office:currency="JPY" office:value="330">
            <text:p>￥330</text:p>
          </table:table-cell>
          <table:table-cell table:style-name="ce13" office:value-type="string">
            <text:p>野菜汁,酎ハイ,駄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5">
            <text:p>6月5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5">
            <text:p>6月5日</text:p>
          </table:table-cell>
          <table:table-cell table:style-name="ce9" office:value-type="currency" office:currency="JPY" office:value="598">
            <text:p>￥598</text:p>
          </table:table-cell>
          <table:table-cell table:style-name="ce13" office:value-type="string">
            <text:p>菓子,魚肉ｿｰｾｰｼﾞ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6">
            <text:p>6月6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6">
            <text:p>6月6日</text:p>
          </table:table-cell>
          <table:table-cell table:style-name="ce9" office:value-type="currency" office:currency="JPY" office:value="211">
            <text:p>￥211</text:p>
          </table:table-cell>
          <table:table-cell table:style-name="ce13" office:value-type="string">
            <text:p>酎ハイ,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7">
            <text:p>6月7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7">
            <text:p>6月7日</text:p>
          </table:table-cell>
          <table:table-cell table:style-name="ce9" office:value-type="currency" office:currency="JPY" office:value="173">
            <text:p>￥173</text:p>
          </table:table-cell>
          <table:table-cell table:style-name="ce13" office:value-type="string">
            <text:p>酎ハイ,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8">
            <text:p>6月8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8">
            <text:p>6月8日</text:p>
          </table:table-cell>
          <table:table-cell table:style-name="ce9" office:value-type="currency" office:currency="JPY" office:value="152">
            <text:p>￥152</text:p>
          </table:table-cell>
          <table:table-cell table:style-name="ce13" office:value-type="string">
            <text:p>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8">
            <text:p>6月8日</text:p>
          </table:table-cell>
          <table:table-cell table:style-name="ce9" office:value-type="currency" office:currency="JPY" office:value="186">
            <text:p>￥186</text:p>
          </table:table-cell>
          <table:table-cell table:style-name="ce13" office:value-type="string">
            <text:p>郵便書簡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09">
            <text:p>6月9日</text:p>
          </table:table-cell>
          <table:table-cell table:style-name="ce9" office:value-type="currency" office:currency="JPY" office:value="1078">
            <text:p>￥1,078</text:p>
          </table:table-cell>
          <table:table-cell table:style-name="ce13" office:value-type="string">
            <text:p>靴-カマクラ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10">
            <text:p>6月10日</text:p>
          </table:table-cell>
          <table:table-cell table:style-name="ce9" office:value-type="currency" office:currency="JPY" office:value="368">
            <text:p>￥368</text:p>
          </table:table-cell>
          <table:table-cell table:style-name="ce13" office:value-type="string">
            <text:p>牛乳,りんご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11">
            <text:p>6月11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11">
            <text:p>6月11日</text:p>
          </table:table-cell>
          <table:table-cell table:style-name="ce9" office:value-type="currency" office:currency="JPY" office:value="771">
            <text:p>￥771</text:p>
          </table:table-cell>
          <table:table-cell table:style-name="ce13" office:value-type="string">
            <text:p>整髪ｼﾞｪﾙ,味噌汁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12">
            <text:p>6月12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12">
            <text:p>6月12日</text:p>
          </table:table-cell>
          <table:table-cell table:style-name="ce9" office:value-type="currency" office:currency="JPY" office:value="457">
            <text:p>￥457</text:p>
          </table:table-cell>
          <table:table-cell table:style-name="ce13" office:value-type="string">
            <text:p>ｵﾚﾝｼﾞｼﾞｭｰｽ,野菜汁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13">
            <text:p>6月13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13">
            <text:p>6月13日</text:p>
          </table:table-cell>
          <table:table-cell table:style-name="ce9" office:value-type="currency" office:currency="JPY" office:value="406">
            <text:p>￥406</text:p>
          </table:table-cell>
          <table:table-cell table:style-name="ce13" office:value-type="string">
            <text:p>水羊羹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6-14">
            <text:p>6月14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6-14">
            <text:p>6月14日</text:p>
          </table:table-cell>
          <table:table-cell table:style-name="ce9" office:value-type="currency" office:currency="JPY" office:value="224">
            <text:p>￥224</text:p>
          </table:table-cell>
          <table:table-cell table:style-name="ce13" office:value-type="string">
            <text:p>牛乳,酎ハイ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6-15">
            <text:p>6月15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6-15">
            <text:p>6月15日</text:p>
          </table:table-cell>
          <table:table-cell table:style-name="ce9" office:value-type="currency" office:currency="JPY" office:value="183">
            <text:p>￥183</text:p>
          </table:table-cell>
          <table:table-cell table:style-name="ce13" office:value-type="string">
            <text:p>ｶﾙﾊﾟｽ,酎ハイ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6-16">
            <text:p>6月16日</text:p>
          </table:table-cell>
          <table:table-cell table:style-name="ce9" office:value-type="currency" office:currency="JPY" office:value="1196">
            <text:p>￥1,196</text:p>
          </table:table-cell>
          <table:table-cell table:style-name="ce13" office:value-type="string">
            <text:p>ｵﾚﾝｼﾞ汁,ﾁｰｽﾞ,酎ﾊｲ,ｶｯﾌﾟ麺,弁当,菓子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6-17">
            <text:p>6月17日</text:p>
          </table:table-cell>
          <table:table-cell table:style-name="ce9" office:value-type="currency" office:currency="JPY" office:value="444">
            <text:p>￥444</text:p>
          </table:table-cell>
          <table:table-cell table:style-name="ce13" office:value-type="string">
            <text:p>牛乳,酎ハイ,惣菜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6-18">
            <text:p>6月18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6-19">
            <text:p>6月19日</text:p>
          </table:table-cell>
          <table:table-cell table:style-name="ce9" office:value-type="currency" office:currency="JPY" office:value="298">
            <text:p>￥298</text:p>
          </table:table-cell>
          <table:table-cell table:style-name="ce13" office:value-type="string">
            <text:p>酎ハイ,野菜汁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date" office:date-value="2018-06-20">
            <text:p>6月20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3" table:number-rows-repeated="16">
          <table:table-cell table:style-name="ce3"/>
          <table:table-cell table:style-name="ce9"/>
          <table:table-cell table:style-name="ce13"/>
          <table:table-cell table:style-name="ce16"/>
          <table:table-cell table:number-columns-repeated="1020"/>
        </table:table-row>
        <table:table-row table:style-name="ro3" table:number-rows-repeated="13">
          <table:table-cell table:style-name="ce3"/>
          <table:table-cell table:style-name="ce9"/>
          <table:table-cell table:style-name="ce13"/>
          <table:table-cell table:number-columns-repeated="1021"/>
        </table:table-row>
        <table:table-row table:style-name="ro3" table:number-rows-repeated="104851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5月" table:style-name="ta1" table:print="false">
        <table:table-column table:style-name="co1" table:default-cell-style-name="ce4"/>
        <table:table-column table:style-name="co2" table:default-cell-style-name="ce10"/>
        <table:table-column table:style-name="co3" table:default-cell-style-name="ce14"/>
        <table:table-column table:style-name="co4" table:number-columns-repeated="1021" table:default-cell-style-name="ce14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73])" office:value-type="currency" office:currency="JPY" office:value="15097">
            <text:p>￥15,097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2" office:value-type="string">
            <text:p>適用</text:p>
          </table:table-cell>
          <table:table-cell table:style-name="ce15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5-06">
            <text:p>5月6日</text:p>
          </table:table-cell>
          <table:table-cell table:style-name="ce7" office:value-type="currency" office:currency="JPY" office:value="226">
            <text:p>￥226</text:p>
          </table:table-cell>
          <table:table-cell table:style-name="ce13" office:value-type="string">
            <text:p>牛乳,駄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07">
            <text:p>5月7日</text:p>
          </table:table-cell>
          <table:table-cell table:style-name="ce7" office:value-type="currency" office:currency="JPY" office:value="673">
            <text:p>￥673</text:p>
          </table:table-cell>
          <table:table-cell table:style-name="ce13" office:value-type="string">
            <text:p>野菜汁,ﾜｲﾝ,お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08">
            <text:p>5月8日</text:p>
          </table:table-cell>
          <table:table-cell table:style-name="ce7" office:value-type="currency" office:currency="JPY" office:value="82">
            <text:p>￥82</text:p>
          </table:table-cell>
          <table:table-cell table:style-name="ce13" office:value-type="string">
            <text:p>切手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08">
            <text:p>5月8日</text:p>
          </table:table-cell>
          <table:table-cell table:style-name="ce7" office:value-type="currency" office:currency="JPY" office:value="239">
            <text:p>￥239</text:p>
          </table:table-cell>
          <table:table-cell table:style-name="ce13" office:value-type="string">
            <text:p>ﾋﾞﾀﾐﾝCｼﾞｭｰｽ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09">
            <text:p>5月9日</text:p>
          </table:table-cell>
          <table:table-cell table:style-name="ce8" office:value-type="currency" office:currency="JPY" office:value="287">
            <text:p>￥287</text:p>
          </table:table-cell>
          <table:table-cell table:style-name="ce13" office:value-type="string">
            <text:p>ｶｯﾌﾟ麺,みかんゼリー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0">
            <text:p>5月10日</text:p>
          </table:table-cell>
          <table:table-cell table:style-name="ce9" office:value-type="currency" office:currency="JPY" office:value="265">
            <text:p>￥265</text:p>
          </table:table-cell>
          <table:table-cell table:style-name="ce13" office:value-type="string">
            <text:p>野菜汁,みかんゼリー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0">
            <text:p>5月10日</text:p>
          </table:table-cell>
          <table:table-cell table:style-name="ce7" office:value-type="currency" office:currency="JPY" office:value="216">
            <text:p>￥216</text:p>
          </table:table-cell>
          <table:table-cell table:style-name="ce13" office:value-type="string">
            <text:p>電球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1">
            <text:p>5月11日</text:p>
          </table:table-cell>
          <table:table-cell table:style-name="ce9" office:value-type="currency" office:currency="JPY" office:value="168">
            <text:p>￥168</text:p>
          </table:table-cell>
          <table:table-cell table:style-name="ce13" office:value-type="string">
            <text:p>ｵﾚﾝｼﾞｼﾞｭｰｽ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2">
            <text:p>5月12日</text:p>
          </table:table-cell>
          <table:table-cell table:style-name="ce9" office:value-type="currency" office:currency="JPY" office:value="440">
            <text:p>￥440</text:p>
          </table:table-cell>
          <table:table-cell table:style-name="ce13" office:value-type="string">
            <text:p>にぎり,魚肉ｿｰｾｰｼﾞ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4">
            <text:p>5月14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4">
            <text:p>5月14日</text:p>
          </table:table-cell>
          <table:table-cell table:style-name="ce9" office:value-type="currency" office:currency="JPY" office:value="659">
            <text:p>￥659</text:p>
          </table:table-cell>
          <table:table-cell table:style-name="ce13" office:value-type="string">
            <text:p>牛乳,野菜汁,ﾜｲﾝ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5">
            <text:p>5月15日</text:p>
          </table:table-cell>
          <table:table-cell table:style-name="ce9" office:value-type="currency" office:currency="JPY" office:value="168">
            <text:p>￥168</text:p>
          </table:table-cell>
          <table:table-cell table:style-name="ce13" office:value-type="string">
            <text:p>ｵﾚﾝｼﾞｼﾞｭｰｽ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6">
            <text:p>5月16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6">
            <text:p>5月16日</text:p>
          </table:table-cell>
          <table:table-cell table:style-name="ce9" office:value-type="currency" office:currency="JPY" office:value="308">
            <text:p>￥308</text:p>
          </table:table-cell>
          <table:table-cell table:style-name="ce13" office:value-type="string">
            <text:p>味噌汁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7">
            <text:p>5月17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7">
            <text:p>5月17日</text:p>
          </table:table-cell>
          <table:table-cell table:style-name="ce9" office:value-type="currency" office:currency="JPY" office:value="233">
            <text:p>￥233</text:p>
          </table:table-cell>
          <table:table-cell table:style-name="ce13" office:value-type="string">
            <text:p>オレンジジュース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8">
            <text:p>5月18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8">
            <text:p>5月18日</text:p>
          </table:table-cell>
          <table:table-cell table:style-name="ce9" office:value-type="currency" office:currency="JPY" office:value="373">
            <text:p>￥373</text:p>
          </table:table-cell>
          <table:table-cell table:style-name="ce13" office:value-type="string">
            <text:p>カップ麺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9">
            <text:p>5月19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9">
            <text:p>5月19日</text:p>
          </table:table-cell>
          <table:table-cell table:style-name="ce9" office:value-type="currency" office:currency="JPY" office:value="1158">
            <text:p>￥1,158</text:p>
          </table:table-cell>
          <table:table-cell table:style-name="ce13" office:value-type="string">
            <text:p>ごはん,まぐろ,菓子,ｼﾘｱﾙ,H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20">
            <text:p>5月20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20">
            <text:p>5月20日</text:p>
          </table:table-cell>
          <table:table-cell table:style-name="ce7" office:value-type="currency" office:currency="JPY" office:value="691">
            <text:p>￥691</text:p>
          </table:table-cell>
          <table:table-cell table:style-name="ce13" office:value-type="string">
            <text:p>とびうお,お魚ｿｰｾｰｼﾞ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21">
            <text:p>5月21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5-21">
            <text:p>5月21日</text:p>
          </table:table-cell>
          <table:table-cell table:style-name="ce9" office:value-type="currency" office:currency="JPY" office:value="434">
            <text:p>￥434</text:p>
          </table:table-cell>
          <table:table-cell table:style-name="ce13" office:value-type="string">
            <text:p>野菜汁,ｶｯﾌﾟ麺,酎ハイ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2">
            <text:p>5月22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2">
            <text:p>5月22日</text:p>
          </table:table-cell>
          <table:table-cell table:style-name="ce9" office:value-type="currency" office:currency="JPY" office:value="434">
            <text:p>￥434</text:p>
          </table:table-cell>
          <table:table-cell table:style-name="ce13" office:value-type="string">
            <text:p>酎ハイ,駄菓子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3">
            <text:p>5月23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3">
            <text:p>5月23日</text:p>
          </table:table-cell>
          <table:table-cell table:style-name="ce9" office:value-type="currency" office:currency="JPY" office:value="576">
            <text:p>￥576</text:p>
          </table:table-cell>
          <table:table-cell table:style-name="ce13" office:value-type="string">
            <text:p>蚊取り線香,マッチ,酎ハイ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4">
            <text:p>5月24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4">
            <text:p>5月24日</text:p>
          </table:table-cell>
          <table:table-cell table:style-name="ce9" office:value-type="currency" office:currency="JPY" office:value="1246">
            <text:p>￥1,246</text:p>
          </table:table-cell>
          <table:table-cell table:style-name="ce13" office:value-type="string">
            <text:p>蚊取ｹｰｽ,もみ海苔,酎ﾊｲ,ｵﾚﾝｼﾞｼﾞｭｰｽ,ｼﾘｱﾙ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5">
            <text:p>5月25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5">
            <text:p>5月25日</text:p>
          </table:table-cell>
          <table:table-cell table:style-name="ce9" office:value-type="currency" office:currency="JPY" office:value="529">
            <text:p>￥529</text:p>
          </table:table-cell>
          <table:table-cell table:style-name="ce13" office:value-type="string">
            <text:p>ﾁｰｽﾞ,酎ﾊｲ,味噌汁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6">
            <text:p>5月26日</text:p>
          </table:table-cell>
          <table:table-cell table:style-name="ce9" office:value-type="currency" office:currency="JPY" office:value="395">
            <text:p>￥395</text:p>
          </table:table-cell>
          <table:table-cell table:style-name="ce13" office:value-type="string">
            <text:p>冷ｿﾊﾞ,酎ﾊｲ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6">
            <text:p>5月26日</text:p>
          </table:table-cell>
          <table:table-cell table:style-name="ce9" office:value-type="currency" office:currency="JPY" office:value="162">
            <text:p>￥162</text:p>
          </table:table-cell>
          <table:table-cell table:style-name="ce13" office:value-type="string">
            <text:p>飲むヨーグルト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7">
            <text:p>5月27日</text:p>
          </table:table-cell>
          <table:table-cell table:style-name="ce9" office:value-type="currency" office:currency="JPY" office:value="703">
            <text:p>￥703</text:p>
          </table:table-cell>
          <table:table-cell table:style-name="ce13" office:value-type="string">
            <text:p>牛乳､野菜汁,惣菜,酎ﾊｲ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7">
            <text:p>5月27日</text:p>
          </table:table-cell>
          <table:table-cell table:style-name="ce9" office:value-type="currency" office:currency="JPY" office:value="213">
            <text:p>￥213</text:p>
          </table:table-cell>
          <table:table-cell table:style-name="ce13" office:value-type="string">
            <text:p>絆創膏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7">
            <text:p>5月27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7">
            <text:p>5月27日</text:p>
          </table:table-cell>
          <table:table-cell table:style-name="ce9" office:value-type="currency" office:currency="JPY" office:value="1146">
            <text:p>￥1,146</text:p>
          </table:table-cell>
          <table:table-cell table:style-name="ce13" office:value-type="string">
            <text:p>カップ麺,酎ハイ,魚肉ｿｰｾｰｼﾞ,ﾊﾝﾄﾞｸﾘｰﾑ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8">
            <text:p>5月28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8">
            <text:p>5月28日</text:p>
          </table:table-cell>
          <table:table-cell table:style-name="ce9" office:value-type="currency" office:currency="JPY" office:value="296">
            <text:p>￥296</text:p>
          </table:table-cell>
          <table:table-cell table:style-name="ce13" office:value-type="string">
            <text:p>お菓子,酎ハイ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9">
            <text:p>5月29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30">
            <text:p>5月30日</text:p>
          </table:table-cell>
          <table:table-cell table:style-name="ce9" office:value-type="currency" office:currency="JPY" office:value="623">
            <text:p>￥623</text:p>
          </table:table-cell>
          <table:table-cell table:style-name="ce13" office:value-type="string">
            <text:p>ﾄｲﾚｯﾄﾍﾟｰﾊﾟｰ,野菜汁,酎ﾊｲ,味噌汁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31">
            <text:p>5月31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31">
            <text:p>5月31日</text:p>
          </table:table-cell>
          <table:table-cell table:style-name="ce9" office:value-type="currency" office:currency="JPY" office:value="354">
            <text:p>￥354</text:p>
          </table:table-cell>
          <table:table-cell table:style-name="ce13" office:value-type="string">
            <text:p>ｼﾘｱﾙ,酎ハイ</text:p>
          </table:table-cell>
          <table:table-cell table:style-name="ce16"/>
          <table:table-cell table:number-columns-repeated="1020"/>
        </table:table-row>
        <table:table-row table:style-name="ro3" table:number-rows-repeated="3">
          <table:table-cell table:style-name="ce3"/>
          <table:table-cell table:style-name="ce9"/>
          <table:table-cell table:style-name="ce13"/>
          <table:table-cell table:style-name="ce16"/>
          <table:table-cell table:number-columns-repeated="1020"/>
        </table:table-row>
        <table:table-row table:style-name="ro3" table:number-rows-repeated="13">
          <table:table-cell table:style-name="ce3"/>
          <table:table-cell table:style-name="ce9"/>
          <table:table-cell table:style-name="ce13"/>
          <table:table-cell table:number-columns-repeated="1021"/>
        </table:table-row>
        <table:table-row table:style-name="ro3" table:number-rows-repeated="104851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4月" table:style-name="ta1" table:print="false">
        <table:table-column table:style-name="co1" table:default-cell-style-name="ce4"/>
        <table:table-column table:style-name="co2" table:default-cell-style-name="ce10"/>
        <table:table-column table:style-name="co3" table:default-cell-style-name="ce14"/>
        <table:table-column table:style-name="co4" table:number-columns-repeated="1021" table:default-cell-style-name="ce14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70])" office:value-type="currency" office:currency="JPY" office:value="19432">
            <text:p>￥19,432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2" office:value-type="string">
            <text:p>適用</text:p>
          </table:table-cell>
          <table:table-cell table:style-name="ce15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4-01">
            <text:p>4月1日</text:p>
          </table:table-cell>
          <table:table-cell table:style-name="ce7" office:value-type="currency" office:currency="JPY" office:value="774">
            <text:p>￥774</text:p>
          </table:table-cell>
          <table:table-cell table:style-name="ce13" office:value-type="string">
            <text:p>牛乳,野菜汁,緑茶,ｺｰﾋｰ,ﾘﾓｰﾈ,ほうじ茶T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4">
            <text:p>4月4日</text:p>
          </table:table-cell>
          <table:table-cell table:style-name="ce7" office:value-type="currency" office:currency="JPY" office:value="1310">
            <text:p>￥1,310</text:p>
          </table:table-cell>
          <table:table-cell table:style-name="ce13" office:value-type="string">
            <text:p>直払送料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4">
            <text:p>4月4日</text:p>
          </table:table-cell>
          <table:table-cell table:style-name="ce7" office:value-type="currency" office:currency="JPY" office:value="910">
            <text:p>￥910</text:p>
          </table:table-cell>
          <table:table-cell table:style-name="ce13" office:value-type="string">
            <text:p>牛乳,野菜汁,麦茶,握り鮨,酎ﾊｲ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5">
            <text:p>4月5日</text:p>
          </table:table-cell>
          <table:table-cell table:style-name="ce7" office:value-type="currency" office:currency="JPY" office:value="329">
            <text:p>￥329</text:p>
          </table:table-cell>
          <table:table-cell table:style-name="ce13" office:value-type="string">
            <text:p>ｺｰﾝﾌﾚｰｸ,16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5">
            <text:p>4月5日</text:p>
          </table:table-cell>
          <table:table-cell table:style-name="ce8" office:value-type="currency" office:currency="JPY" office:value="-500">
            <text:p>-￥500</text:p>
          </table:table-cell>
          <table:table-cell table:style-name="ce13" office:value-type="string">
            <text:p>ﾎﾟｲﾝﾄﾁｬｰｼﾞ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6">
            <text:p>4月6日</text:p>
          </table:table-cell>
          <table:table-cell table:style-name="ce9" office:value-type="currency" office:currency="JPY" office:value="118">
            <text:p>￥118</text:p>
          </table:table-cell>
          <table:table-cell table:style-name="ce13" office:value-type="string">
            <text:p>ﾖｰｸﾞﾙﾄ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8">
            <text:p>4月8日</text:p>
          </table:table-cell>
          <table:table-cell table:style-name="ce7" office:value-type="currency" office:currency="JPY" office:value="756">
            <text:p>￥756</text:p>
          </table:table-cell>
          <table:table-cell table:style-name="ce13" office:value-type="string">
            <text:p>職場土産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9">
            <text:p>4月9日</text:p>
          </table:table-cell>
          <table:table-cell table:style-name="ce9" office:value-type="currency" office:currency="JPY" office:value="514">
            <text:p>￥514</text:p>
          </table:table-cell>
          <table:table-cell table:style-name="ce13" office:value-type="string">
            <text:p>野菜汁,牛乳,焼酎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9">
            <text:p>4月9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0">
            <text:p>4月10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1">
            <text:p>4月11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1">
            <text:p>4月11日</text:p>
          </table:table-cell>
          <table:table-cell table:style-name="ce9" office:value-type="currency" office:currency="JPY" office:value="887">
            <text:p>￥887</text:p>
          </table:table-cell>
          <table:table-cell table:style-name="ce13" office:value-type="string">
            <text:p>野菜汁,牛乳,ﾜｲﾝ,ﾎﾟｶﾘ,洗濯ﾊﾞｻﾐ,ほうじ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1">
            <text:p>4月11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2">
            <text:p>4月12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3">
            <text:p>4月13日</text:p>
          </table:table-cell>
          <table:table-cell table:style-name="ce7" office:value-type="currency" office:currency="JPY" office:value="1333">
            <text:p>￥1,333</text:p>
          </table:table-cell>
          <table:table-cell table:style-name="ce13" office:value-type="string">
            <text:p>赤白ﾜｲﾝ,ｶｯﾌﾟ麺,牛乳,味噌汁,惣菜,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5">
            <text:p>4月15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3" office:value-type="string">
            <text:p>ﾊﾞﾀｰﾄｰｽﾄ,ｶﾌｪｵﾚ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4">
            <text:p>4月14日</text:p>
          </table:table-cell>
          <table:table-cell table:style-name="ce7" office:value-type="currency" office:currency="JPY" office:value="1130">
            <text:p>￥1,130</text:p>
          </table:table-cell>
          <table:table-cell table:style-name="ce13" office:value-type="string">
            <text:p>亜熱帯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4">
            <text:p>4月14日</text:p>
          </table:table-cell>
          <table:table-cell table:style-name="ce7" office:value-type="currency" office:currency="JPY" office:value="1200">
            <text:p>￥1,200</text:p>
          </table:table-cell>
          <table:table-cell table:style-name="ce13" office:value-type="string">
            <text:p>晩飯,16茶,酎ハイ,カップ麺,ﾁｰｽﾞ,傘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5">
            <text:p>4月15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3" office:value-type="string">
            <text:p>ﾊﾞﾀｰﾄｰｽﾄ,ｶﾌｪｵﾚ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5">
            <text:p>4月15日</text:p>
          </table:table-cell>
          <table:table-cell table:style-name="ce7" office:value-type="currency" office:currency="JPY" office:value="1080">
            <text:p>￥1,080</text:p>
          </table:table-cell>
          <table:table-cell table:style-name="ce13" office:value-type="string">
            <text:p>亜熱帯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5">
            <text:p>4月15日</text:p>
          </table:table-cell>
          <table:table-cell table:style-name="ce7" office:value-type="currency" office:currency="JPY" office:value="576">
            <text:p>￥576</text:p>
          </table:table-cell>
          <table:table-cell table:style-name="ce13" office:value-type="string">
            <text:p>割り箸,菓子,弁当,酎ハイ</text:p>
          </table:table-cell>
          <table:table-cell table:style-name="ce16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4-16">
            <text:p>4月16日</text:p>
          </table:table-cell>
          <table:table-cell table:style-name="ce9" office:value-type="currency" office:currency="JPY" office:value="541">
            <text:p>￥541</text:p>
          </table:table-cell>
          <table:table-cell table:style-name="ce13" office:value-type="string">
            <text:p>牛乳,洗剤,野菜汁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18">
            <text:p>4月18日</text:p>
          </table:table-cell>
          <table:table-cell table:style-name="ce7" office:value-type="currency" office:currency="JPY" office:value="1537">
            <text:p>￥1,537</text:p>
          </table:table-cell>
          <table:table-cell table:style-name="ce13" office:value-type="string">
            <text:p>ｼﾘｱﾙ,もみ海苔,ﾁｰｽﾞ,16茶,酎ハイ,味噌汁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19">
            <text:p>4月19日</text:p>
          </table:table-cell>
          <table:table-cell table:style-name="ce9" office:value-type="currency" office:currency="JPY" office:value="193">
            <text:p>￥193</text:p>
          </table:table-cell>
          <table:table-cell table:style-name="ce13" office:value-type="string">
            <text:p>ﾕﾝｹﾙ顆粒,ｶﾙﾊﾟｽ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19">
            <text:p>4月19日</text:p>
          </table:table-cell>
          <table:table-cell table:style-name="ce7" office:value-type="currency" office:currency="JPY" office:value="562">
            <text:p>￥562</text:p>
          </table:table-cell>
          <table:table-cell table:style-name="ce13" office:value-type="string">
            <text:p>ﾜｲﾝ,牛乳,16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20">
            <text:p>4月20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21">
            <text:p>4月21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3" office:value-type="string">
            <text:p>ﾊﾞﾀｰﾄｰｽﾄ,ｶﾌｪｵﾚ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21">
            <text:p>4月21日</text:p>
          </table:table-cell>
          <table:table-cell table:style-name="ce7" office:value-type="currency" office:currency="JPY" office:value="417">
            <text:p>￥417</text:p>
          </table:table-cell>
          <table:table-cell table:style-name="ce13" office:value-type="string">
            <text:p>菓子,濡れﾃｨｼｭ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21">
            <text:p>4月21日</text:p>
          </table:table-cell>
          <table:table-cell table:style-name="ce7" office:value-type="currency" office:currency="JPY" office:value="962">
            <text:p>￥962</text:p>
          </table:table-cell>
          <table:table-cell table:style-name="ce13" office:value-type="string">
            <text:p>菓子,野菜汁,ｼﾞｭｰｽ,肉ｷﾞｮｰｻﾞ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22">
            <text:p>4月22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3" office:value-type="string">
            <text:p>ﾊﾞﾀｰﾄｰｽﾄ,ｶﾌｪｵﾚ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22">
            <text:p>4月22日</text:p>
          </table:table-cell>
          <table:table-cell table:style-name="ce7" office:value-type="currency" office:currency="JPY" office:value="414">
            <text:p>￥414</text:p>
          </table:table-cell>
          <table:table-cell table:style-name="ce13" office:value-type="string">
            <text:p>鉄火巻,酎ハイ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23">
            <text:p>4月23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24">
            <text:p>4月24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25">
            <text:p>4月25日</text:p>
          </table:table-cell>
          <table:table-cell table:style-name="ce9" office:value-type="currency" office:currency="JPY" office:value="716">
            <text:p>￥716</text:p>
          </table:table-cell>
          <table:table-cell table:style-name="ce13" office:value-type="string">
            <text:p>ﾜｲﾝ,惣菜,牛乳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27">
            <text:p>4月27日</text:p>
          </table:table-cell>
          <table:table-cell table:style-name="ce9" office:value-type="currency" office:currency="JPY" office:value="152">
            <text:p>￥152</text:p>
          </table:table-cell>
          <table:table-cell table:style-name="ce13" office:value-type="string">
            <text:p>酎ハイ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29">
            <text:p>4月29日</text:p>
          </table:table-cell>
          <table:table-cell table:style-name="ce9" office:value-type="currency" office:currency="JPY" office:value="961">
            <text:p>￥961</text:p>
          </table:table-cell>
          <table:table-cell table:style-name="ce13" office:value-type="string">
            <text:p>靴</text:p>
          </table:table-cell>
          <table:table-cell table:style-name="ce16"/>
          <table:table-cell table:number-columns-repeated="1020"/>
        </table:table-row>
        <table:table-row table:style-name="ro3" table:number-rows-repeated="8">
          <table:table-cell table:style-name="ce3"/>
          <table:table-cell table:style-name="ce9"/>
          <table:table-cell table:style-name="ce13"/>
          <table:table-cell table:style-name="ce16"/>
          <table:table-cell table:number-columns-repeated="1020"/>
        </table:table-row>
        <table:table-row table:style-name="ro3" table:number-rows-repeated="13">
          <table:table-cell table:style-name="ce3"/>
          <table:table-cell table:style-name="ce9"/>
          <table:table-cell table:style-name="ce13"/>
          <table:table-cell table:number-columns-repeated="1021"/>
        </table:table-row>
        <table:table-row table:style-name="ro3" table:number-rows-repeated="104851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3月" table:style-name="ta1" table:print="false">
        <table:table-column table:style-name="co1" table:default-cell-style-name="ce4"/>
        <table:table-column table:style-name="co2" table:default-cell-style-name="ce10"/>
        <table:table-column table:style-name="co3" table:default-cell-style-name="ce14"/>
        <table:table-column table:style-name="co4" table:number-columns-repeated="1021" table:default-cell-style-name="ce14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60])" office:value-type="currency" office:currency="JPY" office:value="38372">
            <text:p>￥38,372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2" office:value-type="string">
            <text:p>適用</text:p>
          </table:table-cell>
          <table:table-cell table:style-name="ce15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3-01">
            <text:p>3月1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1">
            <text:p>3月1日</text:p>
          </table:table-cell>
          <table:table-cell table:style-name="ce7" office:value-type="currency" office:currency="JPY" office:value="960">
            <text:p>￥960</text:p>
          </table:table-cell>
          <table:table-cell table:style-name="ce13" office:value-type="string">
            <text:p>ｶｯﾌﾟ麺+ﾜﾝﾀﾝ,牛乳,ﾄﾏﾄ汁,えびせん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2">
            <text:p>3月2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3">
            <text:p>3月3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3" office:value-type="string">
            <text:p>ｶﾌｪｵﾚ+ﾄｰｽﾄ+ゆで卵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3">
            <text:p>3月3日</text:p>
          </table:table-cell>
          <table:table-cell table:style-name="ce8" office:value-type="currency" office:currency="JPY" office:value="317">
            <text:p>￥317</text:p>
          </table:table-cell>
          <table:table-cell table:style-name="ce13" office:value-type="string">
            <text:p>ﾍﾞｰｺﾝﾋﾟｻﾞ,ﾆｼﾝ巻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4">
            <text:p>3月4日</text:p>
          </table:table-cell>
          <table:table-cell table:style-name="ce9" office:value-type="currency" office:currency="JPY" office:value="898">
            <text:p>￥898</text:p>
          </table:table-cell>
          <table:table-cell table:style-name="ce13" office:value-type="string">
            <text:p>おつまみ海苔,白ﾜｲﾝ,魚肉ｿｰｾｰｼﾞ,餃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5">
            <text:p>3月5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5">
            <text:p>3月5日</text:p>
          </table:table-cell>
          <table:table-cell table:style-name="ce9" office:value-type="currency" office:currency="JPY" office:value="717">
            <text:p>￥717</text:p>
          </table:table-cell>
          <table:table-cell table:style-name="ce13" office:value-type="string">
            <text:p>野菜汁,ｽﾓｰｸﾁｰｽﾞ,味噌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6">
            <text:p>3月6日</text:p>
          </table:table-cell>
          <table:table-cell table:style-name="ce9" office:value-type="currency" office:currency="JPY" office:value="732">
            <text:p>￥732</text:p>
          </table:table-cell>
          <table:table-cell table:style-name="ce13" office:value-type="string">
            <text:p>菓子,牛乳,もみ海苔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7">
            <text:p>3月7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8">
            <text:p>3月8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8">
            <text:p>3月8日</text:p>
          </table:table-cell>
          <table:table-cell table:style-name="ce9" office:value-type="currency" office:currency="JPY" office:value="108">
            <text:p>￥108</text:p>
          </table:table-cell>
          <table:table-cell table:style-name="ce13" office:value-type="string">
            <text:p>ﾘｷｭｰﾙ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9">
            <text:p>3月9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3-09">
            <text:p>3月9日</text:p>
          </table:table-cell>
          <table:table-cell table:style-name="ce9" office:value-type="currency" office:currency="JPY" office:value="3000">
            <text:p>￥3,000</text:p>
          </table:table-cell>
          <table:table-cell table:style-name="ce13" office:value-type="string">
            <text:p>名古屋駅西飲み屋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0">
            <text:p>3月10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3" office:value-type="string">
            <text:p>ｶﾌｪｵﾚ+ﾄｰｽﾄ+ゆで卵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0">
            <text:p>3月10日</text:p>
          </table:table-cell>
          <table:table-cell table:style-name="ce9" office:value-type="currency" office:currency="JPY" office:value="4320">
            <text:p>￥4,320</text:p>
          </table:table-cell>
          <table:table-cell table:style-name="ce13" office:value-type="string">
            <text:p>散髪-safari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0">
            <text:p>3月10日</text:p>
          </table:table-cell>
          <table:table-cell table:style-name="ce7" office:value-type="currency" office:currency="JPY" office:value="703">
            <text:p>￥703</text:p>
          </table:table-cell>
          <table:table-cell table:style-name="ce13" office:value-type="string">
            <text:p>魚肉ｿｰｾｰｼﾞ,牛乳,野菜汁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1">
            <text:p>3月11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3" office:value-type="string">
            <text:p>ｶﾌｪｵﾚ+ﾄｰｽﾄ+ゆで卵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1">
            <text:p>3月11日</text:p>
          </table:table-cell>
          <table:table-cell table:style-name="ce7" office:value-type="currency" office:currency="JPY" office:value="1568">
            <text:p>￥1,568</text:p>
          </table:table-cell>
          <table:table-cell table:style-name="ce13" office:value-type="string">
            <text:p>白ﾜｲﾝ,ｻｰﾓﾝｻﾗﾀﾞ巻,ｼﾘｱﾙ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3">
            <text:p>3月13日</text:p>
          </table:table-cell>
          <table:table-cell table:style-name="ce9" office:value-type="currency" office:currency="JPY" office:value="411">
            <text:p>￥411</text:p>
          </table:table-cell>
          <table:table-cell table:style-name="ce13" office:value-type="string">
            <text:p>ｴﾋﾞ桜,味噌汁,たらみｾﾞﾘｰ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4">
            <text:p>3月14日</text:p>
          </table:table-cell>
          <table:table-cell table:style-name="ce9" office:value-type="currency" office:currency="JPY" office:value="1478">
            <text:p>￥1,478</text:p>
          </table:table-cell>
          <table:table-cell table:style-name="ce13" office:value-type="string">
            <text:p>ﾎﾜｰﾄﾃﾞｰ,白ﾜｲﾝ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5">
            <text:p>3月15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5">
            <text:p>3月15日</text:p>
          </table:table-cell>
          <table:table-cell table:style-name="ce9" office:value-type="currency" office:currency="JPY" office:value="914">
            <text:p>￥914</text:p>
          </table:table-cell>
          <table:table-cell table:style-name="ce13" office:value-type="string">
            <text:p>さつま芋,野菜汁,ｶｯﾌﾟ麺,牛乳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6">
            <text:p>3月16日</text:p>
          </table:table-cell>
          <table:table-cell table:style-name="ce9" office:value-type="currency" office:currency="JPY" office:value="970">
            <text:p>￥970</text:p>
          </table:table-cell>
          <table:table-cell table:style-name="ce13" office:value-type="string">
            <text:p>ｼﾘｱﾙ,赤ﾜｲﾝ,お菓子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7">
            <text:p>3月17日</text:p>
          </table:table-cell>
          <table:table-cell table:style-name="ce9" office:value-type="currency" office:currency="JPY" office:value="419">
            <text:p>￥419</text:p>
          </table:table-cell>
          <table:table-cell table:style-name="ce13" office:value-type="string">
            <text:p>のり弁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7">
            <text:p>3月17日</text:p>
          </table:table-cell>
          <table:table-cell table:style-name="ce9" office:value-type="currency" office:currency="JPY" office:value="513">
            <text:p>￥513</text:p>
          </table:table-cell>
          <table:table-cell table:style-name="ce13" office:value-type="string">
            <text:p>ﾁｭｰﾊｲ,台所ｽﾎﾟﾝｼﾞ,太巻き,紅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8">
            <text:p>3月18日</text:p>
          </table:table-cell>
          <table:table-cell table:style-name="ce9" office:value-type="currency" office:currency="JPY" office:value="644">
            <text:p>￥644</text:p>
          </table:table-cell>
          <table:table-cell table:style-name="ce13" office:value-type="string">
            <text:p>ｶｯﾌﾟ麺,菓子,野菜汁,太巻き,ﾁｭｰﾊｲ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8">
            <text:p>3月18日</text:p>
          </table:table-cell>
          <table:table-cell table:style-name="ce9" office:value-type="currency" office:currency="JPY" office:value="417">
            <text:p>￥417</text:p>
          </table:table-cell>
          <table:table-cell table:style-name="ce13" office:value-type="string">
            <text:p>酎ﾊｲ,菓子,ｽﾘｯﾊﾟ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20">
            <text:p>3月20日</text:p>
          </table:table-cell>
          <table:table-cell table:style-name="ce9" office:value-type="currency" office:currency="JPY" office:value="5000">
            <text:p>￥5,000</text:p>
          </table:table-cell>
          <table:table-cell table:style-name="ce13" office:value-type="string">
            <text:p>飲み会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20">
            <text:p>3月20日</text:p>
          </table:table-cell>
          <table:table-cell table:style-name="ce9" office:value-type="currency" office:currency="JPY" office:value="1735">
            <text:p>￥1,735</text:p>
          </table:table-cell>
          <table:table-cell table:style-name="ce13" office:value-type="string">
            <text:p>折りたたみ傘,ﾚｲﾝｺｰﾄ,ﾖｰｸﾞﾙﾄ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22">
            <text:p>3月22日</text:p>
          </table:table-cell>
          <table:table-cell table:style-name="ce9" office:value-type="currency" office:currency="JPY" office:value="3850">
            <text:p>￥3,850</text:p>
          </table:table-cell>
          <table:table-cell table:style-name="ce13" office:value-type="string">
            <text:p>運転免許更新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23">
            <text:p>3月23日</text:p>
          </table:table-cell>
          <table:table-cell table:style-name="ce9" office:value-type="currency" office:currency="JPY" office:value="1100">
            <text:p>￥1,100</text:p>
          </table:table-cell>
          <table:table-cell table:style-name="ce13" office:value-type="string">
            <text:p>映画:さよならの朝に約束の花を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23">
            <text:p>3月23日</text:p>
          </table:table-cell>
          <table:table-cell table:style-name="ce9" office:value-type="currency" office:currency="JPY" office:value="698">
            <text:p>￥698</text:p>
          </table:table-cell>
          <table:table-cell table:style-name="ce13" office:value-type="string">
            <text:p>脇汗対策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25">
            <text:p>3月25日</text:p>
          </table:table-cell>
          <table:table-cell table:style-name="ce9" office:value-type="currency" office:currency="JPY" office:value="326">
            <text:p>￥326</text:p>
          </table:table-cell>
          <table:table-cell table:style-name="ce13" office:value-type="string">
            <text:p>牛乳,駄菓子,梅酒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28">
            <text:p>3月28日</text:p>
          </table:table-cell>
          <table:table-cell table:style-name="ce9" office:value-type="currency" office:currency="JPY" office:value="1456">
            <text:p>￥1,456</text:p>
          </table:table-cell>
          <table:table-cell table:style-name="ce13" office:value-type="string">
            <text:p>菓子,ﾁｰｽﾞ,ﾜｲﾝ,味噌汁,もみ海苔,魚肉ｿｰｾｰｼﾞ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29">
            <text:p>3月29日</text:p>
          </table:table-cell>
          <table:table-cell table:style-name="ce9" office:value-type="currency" office:currency="JPY" office:value="51">
            <text:p>￥51</text:p>
          </table:table-cell>
          <table:table-cell table:style-name="ce13" office:value-type="string">
            <text:p>駄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29">
            <text:p>3月29日</text:p>
          </table:table-cell>
          <table:table-cell table:style-name="ce9" office:value-type="currency" office:currency="JPY" office:value="830">
            <text:p>￥830</text:p>
          </table:table-cell>
          <table:table-cell table:style-name="ce13" office:value-type="string">
            <text:p>牛乳,野菜汁,ﾜｲﾝ,紅茶T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30">
            <text:p>3月30日</text:p>
          </table:table-cell>
          <table:table-cell table:style-name="ce9" office:value-type="currency" office:currency="JPY" office:value="965">
            <text:p>￥965</text:p>
          </table:table-cell>
          <table:table-cell table:style-name="ce13" office:value-type="string">
            <text:p>菓子,餃子,酎ﾊｲ,ﾎﾟｹｯﾄﾃｨｯｼｭ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31">
            <text:p>3月31日</text:p>
          </table:table-cell>
          <table:table-cell table:style-name="ce9" office:value-type="currency" office:currency="JPY" office:value="1232">
            <text:p>￥1,232</text:p>
          </table:table-cell>
          <table:table-cell table:style-name="ce13" office:value-type="string">
            <text:p>菓子,ｶｯﾌﾟ麺,豚汁,ご飯,ﾊﾔｼﾗｲｽ,ｶﾚｰ</text:p>
          </table:table-cell>
          <table:table-cell table:number-columns-repeated="1021"/>
        </table:table-row>
        <table:table-row table:style-name="ro3" table:number-rows-repeated="8">
          <table:table-cell table:style-name="ce3"/>
          <table:table-cell table:style-name="ce9"/>
          <table:table-cell table:style-name="ce13"/>
          <table:table-cell table:number-columns-repeated="1021"/>
        </table:table-row>
        <table:table-row table:style-name="ro3" table:number-rows-repeated="104852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2月" table:style-name="ta1" table:print="false">
        <table:table-column table:style-name="co1" table:default-cell-style-name="ce4"/>
        <table:table-column table:style-name="co2" table:default-cell-style-name="ce10"/>
        <table:table-column table:style-name="co3" table:default-cell-style-name="ce14"/>
        <table:table-column table:style-name="co4" table:number-columns-repeated="1021" table:default-cell-style-name="ce14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57])" office:value-type="currency" office:currency="JPY" office:value="17058">
            <text:p>￥17,058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2" office:value-type="string">
            <text:p>適用</text:p>
          </table:table-cell>
          <table:table-cell table:style-name="ce15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2-01">
            <text:p>2月1日</text:p>
          </table:table-cell>
          <table:table-cell table:style-name="ce7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1">
            <text:p>2月1日</text:p>
          </table:table-cell>
          <table:table-cell table:style-name="ce7" office:value-type="currency" office:currency="JPY" office:value="381">
            <text:p>￥381</text:p>
          </table:table-cell>
          <table:table-cell table:style-name="ce13" office:value-type="string">
            <text:p>牛乳,福豆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3">
            <text:p>2月3日</text:p>
          </table:table-cell>
          <table:table-cell table:style-name="ce7" office:value-type="currency" office:currency="JPY" office:value="1037">
            <text:p>￥1,037</text:p>
          </table:table-cell>
          <table:table-cell table:style-name="ce13" office:value-type="string">
            <text:p>野菜汁,ﾜｲﾝ,豚汁,ｶｯﾌﾟ麺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4">
            <text:p>2月4日</text:p>
          </table:table-cell>
          <table:table-cell table:style-name="ce7" office:value-type="currency" office:currency="JPY" office:value="500">
            <text:p>￥500</text:p>
          </table:table-cell>
          <table:table-cell table:style-name="ce13" office:value-type="string">
            <text:p>餃子,牛乳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4">
            <text:p>2月4日</text:p>
          </table:table-cell>
          <table:table-cell table:style-name="ce8" office:value-type="currency" office:currency="JPY" office:value="375">
            <text:p>￥375</text:p>
          </table:table-cell>
          <table:table-cell table:style-name="ce13" office:value-type="string">
            <text:p>おでん,豆腐,糊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5">
            <text:p>2月5日</text:p>
          </table:table-cell>
          <table:table-cell table:style-name="ce9" office:value-type="currency" office:currency="JPY" office:value="162">
            <text:p>￥162</text:p>
          </table:table-cell>
          <table:table-cell table:style-name="ce13" office:value-type="string">
            <text:p>ﾕﾝｹﾙ顆粒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6">
            <text:p>2月6日</text:p>
          </table:table-cell>
          <table:table-cell table:style-name="ce9" office:value-type="currency" office:currency="JPY" office:value="162">
            <text:p>￥162</text:p>
          </table:table-cell>
          <table:table-cell table:style-name="ce13" office:value-type="string">
            <text:p>ﾕﾝｹﾙ顆粒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7">
            <text:p>2月7日</text:p>
          </table:table-cell>
          <table:table-cell table:style-name="ce9" office:value-type="currency" office:currency="JPY" office:value="946">
            <text:p>￥946</text:p>
          </table:table-cell>
          <table:table-cell table:style-name="ce13" office:value-type="string">
            <text:p>ﾜｲﾝ,ｼﾘｱﾙ,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8">
            <text:p>2月8日</text:p>
          </table:table-cell>
          <table:table-cell table:style-name="ce9" office:value-type="currency" office:currency="JPY" office:value="348">
            <text:p>￥348</text:p>
          </table:table-cell>
          <table:table-cell table:style-name="ce13" office:value-type="string">
            <text:p>牛乳,野菜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9">
            <text:p>2月9日</text:p>
          </table:table-cell>
          <table:table-cell table:style-name="ce9" office:value-type="currency" office:currency="JPY" office:value="720">
            <text:p>￥720</text:p>
          </table:table-cell>
          <table:table-cell table:style-name="ce13" office:value-type="string">
            <text:p>秋刀魚棒寿司,野菜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10">
            <text:p>2月10日</text:p>
          </table:table-cell>
          <table:table-cell table:style-name="ce9" office:value-type="currency" office:currency="JPY" office:value="199">
            <text:p>￥199</text:p>
          </table:table-cell>
          <table:table-cell table:style-name="ce13" office:value-type="string">
            <text:p>酒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10">
            <text:p>2月10日</text:p>
          </table:table-cell>
          <table:table-cell table:style-name="ce9" office:value-type="currency" office:currency="JPY" office:value="99">
            <text:p>￥99</text:p>
          </table:table-cell>
          <table:table-cell table:style-name="ce13" office:value-type="string">
            <text:p>味噌汁</text:p>
          </table:table-cell>
          <table:table-cell table:style-name="ce16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2-10">
            <text:p>2月10日</text:p>
          </table:table-cell>
          <table:table-cell table:style-name="ce9" office:value-type="currency" office:currency="JPY" office:value="95">
            <text:p>￥95</text:p>
          </table:table-cell>
          <table:table-cell table:style-name="ce13" office:value-type="string">
            <text:p>チュウハイ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3">
            <text:p>2月13日</text:p>
          </table:table-cell>
          <table:table-cell table:style-name="ce9" office:value-type="currency" office:currency="JPY" office:value="1369">
            <text:p>￥1,369</text:p>
          </table:table-cell>
          <table:table-cell table:style-name="ce13" office:value-type="string">
            <text:p>テーブルタップ,単2電池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3">
            <text:p>2月13日</text:p>
          </table:table-cell>
          <table:table-cell table:style-name="ce9" office:value-type="currency" office:currency="JPY" office:value="298">
            <text:p>￥298</text:p>
          </table:table-cell>
          <table:table-cell table:style-name="ce13" office:value-type="string">
            <text:p>切手,梅酒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4">
            <text:p>2月14日</text:p>
          </table:table-cell>
          <table:table-cell table:style-name="ce9" office:value-type="currency" office:currency="JPY" office:value="198">
            <text:p>￥198</text:p>
          </table:table-cell>
          <table:table-cell table:style-name="ce13" office:value-type="string">
            <text:p>牛乳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4">
            <text:p>2月14日</text:p>
          </table:table-cell>
          <table:table-cell table:style-name="ce9" office:value-type="currency" office:currency="JPY" office:value="830">
            <text:p>￥830</text:p>
          </table:table-cell>
          <table:table-cell table:style-name="ce13" office:value-type="string">
            <text:p>ﾜｲﾝ,どて煮,ﾊﾟﾝ,魚肉ｿｰｾｰｼﾞ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7">
            <text:p>2月17日</text:p>
          </table:table-cell>
          <table:table-cell table:style-name="ce9" office:value-type="currency" office:currency="JPY" office:value="150">
            <text:p>￥150</text:p>
          </table:table-cell>
          <table:table-cell table:style-name="ce13" office:value-type="string">
            <text:p>ﾎﾟｶﾘｽｴｯﾄ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7">
            <text:p>2月17日</text:p>
          </table:table-cell>
          <table:table-cell table:style-name="ce9" office:value-type="currency" office:currency="JPY" office:value="330">
            <text:p>￥330</text:p>
          </table:table-cell>
          <table:table-cell table:style-name="ce13" office:value-type="string">
            <text:p>ﾓｰﾆﾝｸﾞｾｯﾄ.一宮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7">
            <text:p>2月17日</text:p>
          </table:table-cell>
          <table:table-cell table:style-name="ce9" office:value-type="currency" office:currency="JPY" office:value="1050">
            <text:p>￥1,050</text:p>
          </table:table-cell>
          <table:table-cell table:style-name="ce13" office:value-type="string">
            <text:p>ほうじ茶,野菜汁,豚汁,ニシン巻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8">
            <text:p>2月18日</text:p>
          </table:table-cell>
          <table:table-cell table:style-name="ce9" office:value-type="currency" office:currency="JPY" office:value="380">
            <text:p>￥380</text:p>
          </table:table-cell>
          <table:table-cell table:style-name="ce13" office:value-type="string">
            <text:p>ﾓｰﾆﾝｸﾞｾｯﾄ.ｻﾝｱﾝﾄﾝ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8">
            <text:p>2月18日</text:p>
          </table:table-cell>
          <table:table-cell table:style-name="ce9" office:value-type="currency" office:currency="JPY" office:value="960">
            <text:p>￥960</text:p>
          </table:table-cell>
          <table:table-cell table:style-name="ce13" office:value-type="string">
            <text:p>ﾀｯﾊﾟｰ,牛乳,ｶｯﾌﾟ麺,ピザ,魚肉ｿｰｾｰｼﾞ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0">
            <text:p>2月20日</text:p>
          </table:table-cell>
          <table:table-cell table:style-name="ce9" office:value-type="currency" office:currency="JPY" office:value="492">
            <text:p>￥492</text:p>
          </table:table-cell>
          <table:table-cell table:style-name="ce13" office:value-type="string">
            <text:p>野菜汁,ﾜｲﾝ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1">
            <text:p>2月21日</text:p>
          </table:table-cell>
          <table:table-cell table:style-name="ce9" office:value-type="currency" office:currency="JPY" office:value="450">
            <text:p>￥450</text:p>
          </table:table-cell>
          <table:table-cell table:style-name="ce13" office:value-type="string">
            <text:p>弁当,ﾚﾓﾝﾊｲ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2">
            <text:p>2月22日</text:p>
          </table:table-cell>
          <table:table-cell table:style-name="ce9" office:value-type="currency" office:currency="JPY" office:value="908">
            <text:p>￥908</text:p>
          </table:table-cell>
          <table:table-cell table:style-name="ce13" office:value-type="string">
            <text:p>ﾁｰｽﾞ,白ﾜｲﾝ,ﾎﾞﾀﾝ電池,牛乳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4">
            <text:p>2月24日</text:p>
          </table:table-cell>
          <table:table-cell table:style-name="ce9" office:value-type="currency" office:currency="JPY" office:value="400">
            <text:p>￥400</text:p>
          </table:table-cell>
          <table:table-cell table:style-name="ce13" office:value-type="string">
            <text:p>ﾓｰﾆﾝｸﾞｾｯﾄ.ｶﾌｪﾖｼﾉ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4">
            <text:p>2月24日</text:p>
          </table:table-cell>
          <table:table-cell table:style-name="ce9" office:value-type="currency" office:currency="JPY" office:value="820">
            <text:p>￥820</text:p>
          </table:table-cell>
          <table:table-cell table:style-name="ce13" office:value-type="string">
            <text:p>整髪ﾑｰｽ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4">
            <text:p>2月24日</text:p>
          </table:table-cell>
          <table:table-cell table:style-name="ce9" office:value-type="currency" office:currency="JPY" office:value="150">
            <text:p>￥150</text:p>
          </table:table-cell>
          <table:table-cell table:style-name="ce13" office:value-type="string">
            <text:p>駄菓子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4">
            <text:p>2月24日</text:p>
          </table:table-cell>
          <table:table-cell table:style-name="ce9" office:value-type="currency" office:currency="JPY" office:value="1028">
            <text:p>￥1,028</text:p>
          </table:table-cell>
          <table:table-cell table:style-name="ce13" office:value-type="string">
            <text:p>野菜汁,魚肉ｿｰｾｰｼﾞ,ｼﾘｱﾙ,ﾚﾄﾙﾄｶﾚｰ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5">
            <text:p>2月25日</text:p>
          </table:table-cell>
          <table:table-cell table:style-name="ce9" office:value-type="currency" office:currency="JPY" office:value="400">
            <text:p>￥400</text:p>
          </table:table-cell>
          <table:table-cell table:style-name="ce13" office:value-type="string">
            <text:p>ﾓｰﾆﾝｸﾞｾｯﾄ.ｶﾌｪﾖｼﾉ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5">
            <text:p>2月25日</text:p>
          </table:table-cell>
          <table:table-cell table:style-name="ce9" office:value-type="currency" office:currency="JPY" office:value="471">
            <text:p>￥471</text:p>
          </table:table-cell>
          <table:table-cell table:style-name="ce13" office:value-type="string">
            <text:p>牛乳,味噌汁,ｽｰﾌﾟ餃子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6">
            <text:p>2月26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27">
            <text:p>2月27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27">
            <text:p>2月27日</text:p>
          </table:table-cell>
          <table:table-cell table:style-name="ce9" office:value-type="currency" office:currency="JPY" office:value="1050">
            <text:p>￥1,050</text:p>
          </table:table-cell>
          <table:table-cell table:style-name="ce13" office:value-type="string">
            <text:p>菓子,ﾛｾﾞﾜｲﾝ</text:p>
          </table:table-cell>
          <table:table-cell table:number-columns-repeated="1021"/>
        </table:table-row>
        <table:table-row table:style-name="ro3" table:number-rows-repeated="10">
          <table:table-cell table:style-name="ce3"/>
          <table:table-cell table:style-name="ce9"/>
          <table:table-cell table:style-name="ce13"/>
          <table:table-cell table:number-columns-repeated="1021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1月" table:style-name="ta1" table:print="false">
        <table:table-column table:style-name="co1" table:default-cell-style-name="ce4"/>
        <table:table-column table:style-name="co2" table:default-cell-style-name="ce10"/>
        <table:table-column table:style-name="co3" table:default-cell-style-name="ce14"/>
        <table:table-column table:style-name="co4" table:number-columns-repeated="1021" table:default-cell-style-name="ce14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57])" office:value-type="currency" office:currency="JPY" office:value="30892">
            <text:p>￥30,892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2" office:value-type="string">
            <text:p>適用</text:p>
          </table:table-cell>
          <table:table-cell table:style-name="ce15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1-08">
            <text:p>1月8日</text:p>
          </table:table-cell>
          <table:table-cell table:style-name="ce7" office:value-type="currency" office:currency="JPY" office:value="555">
            <text:p>￥555</text:p>
          </table:table-cell>
          <table:table-cell table:style-name="ce13" office:value-type="string">
            <text:p>カップ麺､昼弁当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08">
            <text:p>1月8日</text:p>
          </table:table-cell>
          <table:table-cell table:style-name="ce7" office:value-type="currency" office:currency="JPY" office:value="1854">
            <text:p>￥1,854</text:p>
          </table:table-cell>
          <table:table-cell table:style-name="ce13" office:value-type="string">
            <text:p>ゴミ袋､ゴミ箱､パン､缶詰､牛乳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08">
            <text:p>1月8日</text:p>
          </table:table-cell>
          <table:table-cell table:style-name="ce7" office:value-type="currency" office:currency="JPY" office:value="844">
            <text:p>￥844</text:p>
          </table:table-cell>
          <table:table-cell table:style-name="ce13" office:value-type="string">
            <text:p>ｼﾘｱﾙ､ｻﾝﾀﾞﾙ､紅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09">
            <text:p>1月9日</text:p>
          </table:table-cell>
          <table:table-cell table:style-name="ce7" office:value-type="currency" office:currency="JPY" office:value="707">
            <text:p>￥707</text:p>
          </table:table-cell>
          <table:table-cell table:style-name="ce13" office:value-type="string">
            <text:p>豆電球、野菜ジュース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09">
            <text:p>1月9日</text:p>
          </table:table-cell>
          <table:table-cell table:style-name="ce8" office:value-type="currency" office:currency="JPY" office:value="1191">
            <text:p>￥1,191</text:p>
          </table:table-cell>
          <table:table-cell table:style-name="ce13" office:value-type="string">
            <text:p>カップ、お菓子、パン、野菜ジュース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0">
            <text:p>1月10日</text:p>
          </table:table-cell>
          <table:table-cell table:style-name="ce9" office:value-type="currency" office:currency="JPY" office:value="160">
            <text:p>￥16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0">
            <text:p>1月10日</text:p>
          </table:table-cell>
          <table:table-cell table:style-name="ce9" office:value-type="currency" office:currency="JPY" office:value="1167">
            <text:p>￥1,167</text:p>
          </table:table-cell>
          <table:table-cell table:style-name="ce13" office:value-type="string">
            <text:p>シリアル,カップ麺,パン,味噌汁,スプーン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1">
            <text:p>1月11日</text:p>
          </table:table-cell>
          <table:table-cell table:style-name="ce9" office:value-type="currency" office:currency="JPY" office:value="127">
            <text:p>￥127</text:p>
          </table:table-cell>
          <table:table-cell table:style-name="ce13" office:value-type="string">
            <text:p>お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1">
            <text:p>1月11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1">
            <text:p>1月11日</text:p>
          </table:table-cell>
          <table:table-cell table:style-name="ce9" office:value-type="currency" office:currency="JPY" office:value="396">
            <text:p>￥396</text:p>
          </table:table-cell>
          <table:table-cell table:style-name="ce13" office:value-type="string">
            <text:p>牛乳,おむすび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2">
            <text:p>1月12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3">
            <text:p>1月13日</text:p>
          </table:table-cell>
          <table:table-cell table:style-name="ce9" office:value-type="currency" office:currency="JPY" office:value="1735">
            <text:p>￥1,735</text:p>
          </table:table-cell>
          <table:table-cell table:style-name="ce13" office:value-type="string">
            <text:p>ﾃｨｯｼｭ,ﾄｲﾚｯﾄﾍﾟｰﾊﾟ,ｶｯﾌﾟ麺.野菜ｼﾞｭｰｽ,お尻拭</text:p>
          </table:table-cell>
          <table:table-cell table:style-name="ce16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1-13">
            <text:p>1月13日</text:p>
          </table:table-cell>
          <table:table-cell table:style-name="ce9" table:formula="of:=864+86" office:value-type="currency" office:currency="JPY" office:value="950">
            <text:p>￥950</text:p>
          </table:table-cell>
          <table:table-cell table:style-name="ce13" office:value-type="string">
            <text:p>合鍵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3">
            <text:p>1月13日</text:p>
          </table:table-cell>
          <table:table-cell table:style-name="ce9" office:value-type="currency" office:currency="JPY" office:value="6448">
            <text:p>￥6,448</text:p>
          </table:table-cell>
          <table:table-cell table:style-name="ce13" office:value-type="string">
            <text:p>ﾊﾞｽﾏｯﾄ,掛時計,ﾓｰﾙ,やかん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3">
            <text:p>1月13日</text:p>
          </table:table-cell>
          <table:table-cell table:style-name="ce9" office:value-type="currency" office:currency="JPY" office:value="343">
            <text:p>￥343</text:p>
          </table:table-cell>
          <table:table-cell table:style-name="ce13" office:value-type="string">
            <text:p>弁当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4">
            <text:p>1月14日</text:p>
          </table:table-cell>
          <table:table-cell table:style-name="ce9" office:value-type="currency" office:currency="JPY" office:value="2072">
            <text:p>￥2,072</text:p>
          </table:table-cell>
          <table:table-cell table:style-name="ce13" office:value-type="string">
            <text:p>快活CLUB+食事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4">
            <text:p>1月14日</text:p>
          </table:table-cell>
          <table:table-cell table:style-name="ce9" office:value-type="currency" office:currency="JPY" office:value="199">
            <text:p>￥199</text:p>
          </table:table-cell>
          <table:table-cell table:style-name="ce13" office:value-type="string">
            <text:p>弁当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5">
            <text:p>1月15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5">
            <text:p>1月15日</text:p>
          </table:table-cell>
          <table:table-cell table:style-name="ce9" office:value-type="currency" office:currency="JPY" office:value="598">
            <text:p>￥598</text:p>
          </table:table-cell>
          <table:table-cell table:style-name="ce13" office:value-type="string">
            <text:p>ほうじ茶,牛乳,やきとり缶詰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6">
            <text:p>1月16日</text:p>
          </table:table-cell>
          <table:table-cell table:style-name="ce9" office:value-type="currency" office:currency="JPY" office:value="108">
            <text:p>￥108</text:p>
          </table:table-cell>
          <table:table-cell table:style-name="ce13" office:value-type="string">
            <text:p>ワイン白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7">
            <text:p>1月17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8">
            <text:p>1月18日</text:p>
          </table:table-cell>
          <table:table-cell table:style-name="ce9" office:value-type="currency" office:currency="JPY" office:value="108">
            <text:p>￥108</text:p>
          </table:table-cell>
          <table:table-cell table:style-name="ce13" office:value-type="string">
            <text:p>ワイン赤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8">
            <text:p>1月18日</text:p>
          </table:table-cell>
          <table:table-cell table:style-name="ce9" office:value-type="currency" office:currency="JPY" office:value="1276">
            <text:p>￥1,276</text:p>
          </table:table-cell>
          <table:table-cell table:style-name="ce13" office:value-type="string">
            <text:p>牛乳,野菜汁,ｶｯﾌﾟ麺,味噌汁,海苔,器,鯖缶,ﾊﾟﾝ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9">
            <text:p>1月19日</text:p>
          </table:table-cell>
          <table:table-cell table:style-name="ce9" office:value-type="currency" office:currency="JPY" office:value="591">
            <text:p>￥591</text:p>
          </table:table-cell>
          <table:table-cell table:style-name="ce13" office:value-type="string">
            <text:p>赤ﾜｲﾝ,ｶｯﾌﾟ麺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20">
            <text:p>1月20日</text:p>
          </table:table-cell>
          <table:table-cell table:style-name="ce9" office:value-type="currency" office:currency="JPY" office:value="884">
            <text:p>￥884</text:p>
          </table:table-cell>
          <table:table-cell table:style-name="ce13" office:value-type="string">
            <text:p>太巻き,掃除手袋,菓子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21">
            <text:p>1月21日</text:p>
          </table:table-cell>
          <table:table-cell table:style-name="ce9" office:value-type="currency" office:currency="JPY" office:value="103">
            <text:p>￥103</text:p>
          </table:table-cell>
          <table:table-cell table:style-name="ce13" office:value-type="string">
            <text:p>有明の海苔汁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21">
            <text:p>1月21日</text:p>
          </table:table-cell>
          <table:table-cell table:style-name="ce9" office:value-type="currency" office:currency="JPY" office:value="2180">
            <text:p>￥2,180</text:p>
          </table:table-cell>
          <table:table-cell table:style-name="ce13" office:value-type="string">
            <text:p>亜熱帯.6H→8H料金だった...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21">
            <text:p>1月21日</text:p>
          </table:table-cell>
          <table:table-cell table:style-name="ce9" office:value-type="currency" office:currency="JPY" office:value="213">
            <text:p>￥213</text:p>
          </table:table-cell>
          <table:table-cell table:style-name="ce13" office:value-type="string">
            <text:p>ローストビーフサラダ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22">
            <text:p>1月22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22">
            <text:p>1月22日</text:p>
          </table:table-cell>
          <table:table-cell table:style-name="ce9" office:value-type="currency" office:currency="JPY" office:value="757">
            <text:p>￥757</text:p>
          </table:table-cell>
          <table:table-cell table:style-name="ce13" office:value-type="string">
            <text:p>惣菜,ﾜｲﾝ,牛乳,野菜汁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23">
            <text:p>1月23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24">
            <text:p>1月24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5">
            <text:p>1月25日</text:p>
          </table:table-cell>
          <table:table-cell table:style-name="ce9" office:value-type="currency" office:currency="JPY" office:value="65">
            <text:p>￥65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5">
            <text:p>1月25日</text:p>
          </table:table-cell>
          <table:table-cell table:style-name="ce9" office:value-type="currency" office:currency="JPY" office:value="810">
            <text:p>￥810</text:p>
          </table:table-cell>
          <table:table-cell table:style-name="ce13" office:value-type="string">
            <text:p>味噌汁,野菜汁,ﾌﾞﾗﾝﾌﾚｰｸ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6">
            <text:p>1月26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7">
            <text:p>1月27日</text:p>
          </table:table-cell>
          <table:table-cell table:style-name="ce9" office:value-type="currency" office:currency="JPY" office:value="820">
            <text:p>￥820</text:p>
          </table:table-cell>
          <table:table-cell table:style-name="ce13" office:value-type="string">
            <text:p>牛乳,ﾜｲﾝ白,餃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8">
            <text:p>1月28日</text:p>
          </table:table-cell>
          <table:table-cell table:style-name="ce9" office:value-type="currency" office:currency="JPY" office:value="216">
            <text:p>￥216</text:p>
          </table:table-cell>
          <table:table-cell table:style-name="ce13" office:value-type="string">
            <text:p>ﾊﾟﾝ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8">
            <text:p>1月28日</text:p>
          </table:table-cell>
          <table:table-cell table:style-name="ce9" office:value-type="currency" office:currency="JPY" office:value="815">
            <text:p>￥815</text:p>
          </table:table-cell>
          <table:table-cell table:style-name="ce13" office:value-type="string">
            <text:p>洗剤,ｶｯﾌﾟ麺,惣菜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0">
            <text:p>1月30日</text:p>
          </table:table-cell>
          <table:table-cell table:style-name="ce9" office:value-type="currency" office:currency="JPY" office:value="140">
            <text:p>￥140</text:p>
          </table:table-cell>
          <table:table-cell table:style-name="ce13" office:value-type="string">
            <text:p>ﾎｯﾄﾚﾓﾝ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0">
            <text:p>1月30日</text:p>
          </table:table-cell>
          <table:table-cell table:style-name="ce9" office:value-type="currency" office:currency="JPY" office:value="1137">
            <text:p>￥1,137</text:p>
          </table:table-cell>
          <table:table-cell table:style-name="ce13" office:value-type="string">
            <text:p>ご飯,ﾜｲﾝ,牛乳,野菜汁,味噌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1">
            <text:p>1月31日</text:p>
          </table:table-cell>
          <table:table-cell table:style-name="ce9" office:value-type="currency" office:currency="JPY" office:value="125">
            <text:p>￥125</text:p>
          </table:table-cell>
          <table:table-cell table:style-name="ce13" office:value-type="string">
            <text:p>ﾌｧﾐﾏお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1">
            <text:p>1月31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1">
            <text:p>1月31日</text:p>
          </table:table-cell>
          <table:table-cell table:style-name="ce9" office:value-type="currency" office:currency="JPY" office:value="298">
            <text:p>￥298</text:p>
          </table:table-cell>
          <table:table-cell table:style-name="ce13" office:value-type="string">
            <text:p>ﾃｨｰﾊﾞｯｸﾞ,麦茶2L</text:p>
          </table:table-cell>
          <table:table-cell table:number-columns-repeated="1021"/>
        </table:table-row>
        <table:table-row table:style-name="ro3">
          <table:table-cell table:style-name="ce3"/>
          <table:table-cell table:style-name="ce9"/>
          <table:table-cell table:style-name="ce13"/>
          <table:table-cell table:number-columns-repeated="1021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1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">
      <number:number number:decimal-places="3" number:min-integer-digits="1" number:grouping="true"/>
    </number:number-style>
    <number:date-style style:name="N110">
      <number:era number:calendar="gengou"/>
      <number:year number:calendar="gengou"/>
      <number:text>.</number:text>
      <number:month number:calendar="gengou"/>
    </number:date-style>
    <number:currency-style style:name="N112P0" style:volatile="true">
      <number:currency-symbol number:language="ja" number:country="JP">￥</number:currency-symbol>
      <number:number number:decimal-places="3" number:min-integer-digits="1" number:grouping="true"/>
    </number:currency-style>
    <number:currency-style style:name="N112">
      <number:text>-</number:text>
      <number:currency-symbol number:language="ja" number:country="JP">￥</number:currency-symbol>
      <number:number number:decimal-places="3" number:min-integer-digits="1" number:grouping="true"/>
      <style:map style:condition="value()&gt;=0" style:apply-style-name="N112P0"/>
    </number:currency-style>
    <number:number-style style:name="N113">
      <number:number number:decimal-places="1" number:min-integer-digits="1"/>
    </number:number-style>
    <number:date-style style:name="N114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currency-style style:name="N116P0" style:volatile="true">
      <number:currency-symbol number:language="ja" number:country="JP">￥</number:currency-symbol>
      <number:number number:decimal-places="4" number:min-integer-digits="1" number:grouping="true"/>
    </number:currency-style>
    <number:currency-style style:name="N116">
      <style:text-properties fo:color="#ff0000"/>
      <number:text>-</number:text>
      <number:currency-symbol number:language="ja" number:country="JP">￥</number:currency-symbol>
      <number:number number:decimal-places="4" number:min-integer-digits="1" number:grouping="true"/>
      <style:map style:condition="value()&gt;=0" style:apply-style-name="N116P0"/>
    </number:currency-style>
    <number:number-style style:name="N117">
      <number:number number:decimal-places="8" number:min-integer-digits="1"/>
    </number:number-style>
    <number:number-style style:name="N118">
      <number:number number:decimal-places="5" number:min-integer-digits="1"/>
    </number:number-style>
    <number:number-style style:name="N119">
      <number:number number:decimal-places="4" number:min-integer-digits="1"/>
    </number:number-style>
    <number:number-style style:name="N120P0" style:volatile="true">
      <number:number number:decimal-places="0" number:min-integer-digits="1"/>
    </number:number-style>
    <number:number-style style:name="N120">
      <style:text-properties fo:color="#ff0000"/>
      <number:text>-</number:text>
      <number:number number:decimal-places="0" number:min-integer-digits="1"/>
      <style:map style:condition="value()&gt;=0" style:apply-style-name="N120P0"/>
    </number:number-style>
    <number:date-style style:name="N121">
      <number:month/>
      <number:text>月</number:text>
      <number:day/>
      <number:text>日</number:text>
    </number:date-style>
    <number:number-style style:name="N8106" number:language="nso" number:country="ZA">
      <number:number number:decimal-places="4" number:min-integer-digits="1"/>
    </number:number-style>
    <style:style style:name="Default" style:family="table-cell">
      <style:text-properties style:font-name-complex="Arial Unicode MS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20">2018/06/20</text:date>, <text:time>19:43:11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鈴木 豊樹</meta:initial-creator>
    <meta:creation-date>2018-01-01T18:42:38</meta:creation-date>
    <dc:date>2018-06-20T19:43:11</dc:date>
    <dc:creator>鈴木 豊樹</dc:creator>
    <meta:editing-duration>P1DT5H15M29S</meta:editing-duration>
    <meta:editing-cycles>122</meta:editing-cycles>
    <meta:generator>OpenOffice/4.1.5$Unix OpenOffice.org_project/415m1$Build-9789</meta:generator>
    <meta:document-statistic meta:table-count="6" meta:cell-count="720" meta:object-count="0"/>
  </office:meta>
</office:document-meta>
</file>